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0" style:family="paragraph">
      <style:paragraph-properties fo:break-before="page"/>
    </style:style>
    <style:style style:name="P2" style:parent-style-name="Normal" style:family="paragraph">
      <style:paragraph-properties fo:margin-bottom="0in" fo:line-height="100%"/>
      <style:text-properties style:language-asian="fr" style:country-asian="FR"/>
    </style:style>
  </office:automatic-styles>
  <office:body>
    <office:text text:use-soft-page-breaks="true">
      <text:p text:style-name="P1">On a été là en 2021 avec certains défauts écologiques, d'organisation, cela nous l'avons compris, c'est pour cela que nous revenons une 2 -ème fois en 2022 ériger autour d’une même conviction, car ensemble on peut faire plus, faire mieux encore.</text:p>
      <text:p text:style-name="NormalWeb">Pour faire plus on a ce qu’il nous faut, des éco cup mit à dispositions, un système de récupération d’argent directement liée à votre téléphone, des dispositions en hauteur pour les personnes en situation d’handicape. Des Food truc de tout type, végétarien comme végan Nous mettons un point d’honneur sur votre sécurité en plaçant plusieurs entrées.</text:p>
      <text:p text:style-name="NormalWeb">On a fait mieux alors venez au château téléphonique on vous attend nombreuse et nombreuse !!!!!!</text:p>
      <text:p text:style-name="P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6%"/>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one Meimoun</meta:initial-creator>
    <dc:creator>Elone Meimoun</dc:creator>
    <meta:creation-date>2022-06-09T12:52:00Z</meta:creation-date>
    <dc:date>2022-06-20T13:03:00Z</dc:date>
    <meta:template xlink:href="Normal" xlink:type="simple"/>
    <meta:editing-cycles>1</meta:editing-cycles>
    <meta:editing-duration>PT951060S</meta:editing-duration>
    <meta:document-statistic meta:page-count="1" meta:paragraph-count="1" meta:word-count="106" meta:character-count="694" meta:row-count="4" meta:non-whitespace-character-count="589"/>
  </office:meta>
</office:document-meta>
</file>